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3.3458in" style:rel-column-width="31663*"/>
    </style:style>
    <style:style style:name="Table2.B" style:family="table-column">
      <style:table-column-properties style:column-width="1.1271in" style:rel-column-width="10666*"/>
    </style:style>
    <style:style style:name="Table2.C" style:family="table-column">
      <style:table-column-properties style:column-width="1.0049in" style:rel-column-width="9509*"/>
    </style:style>
    <style:style style:name="Table2.D" style:family="table-column">
      <style:table-column-properties style:column-width="1.4472in" style:rel-column-width="13697*"/>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Table_20_Contents">
      <style:text-properties fo:font-weight="bold" officeooo:rsid="002e8c9e" officeooo:paragraph-rsid="002e8c9e" style:font-weight-asian="bold" style:font-weight-complex="bold"/>
    </style:style>
    <style:style style:name="P8" style:family="paragraph" style:parent-style-name="Table_20_Contents">
      <style:text-properties officeooo:rsid="002e8c9e" officeooo:paragraph-rsid="002e8c9e"/>
    </style:style>
    <style:style style:name="P9" style:family="paragraph" style:parent-style-name="Text_20_body">
      <style:text-properties officeooo:rsid="002e8c9e" officeooo:paragraph-rsid="002e8c9e"/>
    </style:style>
    <style:style style:name="P10" style:family="paragraph" style:parent-style-name="Text_20_body">
      <style:text-properties officeooo:rsid="00333d6a" officeooo:paragraph-rsid="00333d6a"/>
    </style:style>
    <style:style style:name="P11" style:family="paragraph" style:parent-style-name="Table_20_Contents">
      <style:text-properties fo:color="#ff8000" loext:opacity="100%" fo:font-weight="bold" officeooo:rsid="00333d6a" officeooo:paragraph-rsid="00333d6a" style:font-weight-asian="bold" style:font-weight-complex="bold"/>
    </style:style>
    <style:style style:name="P12" style:family="paragraph" style:parent-style-name="Table_20_Contents">
      <style:text-properties fo:color="#00a933" loext:opacity="100%" fo:font-weight="bold" officeooo:rsid="00333d6a" officeooo:paragraph-rsid="00333d6a" style:font-weight-asian="bold" style:font-weight-complex="bold"/>
    </style:style>
    <style:style style:name="P13" style:family="paragraph" style:parent-style-name="Table_20_Contents">
      <style:text-properties officeooo:paragraph-rsid="00333d6a"/>
    </style:style>
    <style:style style:name="P14" style:family="paragraph" style:parent-style-name="Text_20_body">
      <style:text-properties officeooo:paragraph-rsid="00333d6a"/>
    </style:style>
    <style:style style:name="P15" style:family="paragraph" style:parent-style-name="Table_20_Contents">
      <style:text-properties fo:color="#808080" loext:opacity="100%" officeooo:rsid="00333d6a" officeooo:paragraph-rsid="00333d6a"/>
    </style:style>
    <style:style style:name="P16" style:family="paragraph" style:parent-style-name="Table_20_Contents">
      <style:text-properties fo:color="#808080" loext:opacity="100%" officeooo:paragraph-rsid="00333d6a"/>
    </style:style>
    <style:style style:name="P17" style:family="paragraph" style:parent-style-name="Text_20_body">
      <style:text-properties officeooo:rsid="003954eb" officeooo:paragraph-rsid="003954eb"/>
    </style:style>
    <style:style style:name="P18" style:family="paragraph" style:parent-style-name="Text_20_body">
      <style:text-properties officeooo:paragraph-rsid="003954eb"/>
    </style:style>
    <style:style style:name="P19" style:family="paragraph" style:parent-style-name="Text_20_body">
      <style:paragraph-properties style:writing-mode="lr-tb"/>
      <style:text-properties officeooo:paragraph-rsid="003954eb"/>
    </style:style>
    <style:style style:name="P20" style:family="paragraph" style:parent-style-name="Text_20_body">
      <style:paragraph-properties fo:break-before="page"/>
      <style:text-properties officeooo:paragraph-rsid="003954eb"/>
    </style:style>
    <style:style style:name="P21" style:family="paragraph" style:parent-style-name="Text_20_body">
      <style:text-properties officeooo:rsid="0030a069" officeooo:paragraph-rsid="003954eb"/>
    </style:style>
    <style:style style:name="P22" style:family="paragraph" style:parent-style-name="Text_20_body">
      <style:text-properties officeooo:rsid="0030a069" officeooo:paragraph-rsid="00333d6a"/>
    </style:style>
    <style:style style:name="P23" style:family="paragraph" style:parent-style-name="Text_20_body">
      <style:text-properties officeooo:paragraph-rsid="003a0a5c"/>
    </style:style>
    <style:style style:name="P24" style:family="paragraph" style:parent-style-name="Table_20_Contents">
      <style:text-properties style:use-window-font-color="true" loext:opacity="0%" fo:font-weight="bold" officeooo:rsid="003954eb" officeooo:paragraph-rsid="00435ac4" style:font-weight-asian="bold" style:font-weight-complex="bold"/>
    </style:style>
    <style:style style:name="P25" style:family="paragraph" style:parent-style-name="Table_20_Contents">
      <style:text-properties style:use-window-font-color="true" loext:opacity="0%" fo:font-weight="bold" officeooo:rsid="003954eb" officeooo:paragraph-rsid="003954eb" style:font-weight-asian="bold" style:font-weight-complex="bold"/>
    </style:style>
    <style:style style:name="P26" style:family="paragraph" style:parent-style-name="Table_20_Contents">
      <style:text-properties style:use-window-font-color="true" loext:opacity="0%" officeooo:paragraph-rsid="00333d6a"/>
    </style:style>
    <style:style style:name="P27" style:family="paragraph" style:parent-style-name="Frame_20_contents">
      <style:text-properties officeooo:rsid="004518c4" officeooo:paragraph-rsid="004518c4"/>
    </style:style>
    <style:style style:name="P28" style:family="paragraph" style:parent-style-name="Text_20_body">
      <style:text-properties officeooo:rsid="004518c4" officeooo:paragraph-rsid="004518c4"/>
    </style:style>
    <style:style style:name="P29" style:family="paragraph" style:parent-style-name="Text_20_body">
      <style:text-properties officeooo:paragraph-rsid="004518c4"/>
    </style:style>
    <style:style style:name="P30" style:family="paragraph" style:parent-style-name="Text_20_body">
      <style:paragraph-properties style:writing-mode="lr-tb"/>
      <style:text-properties officeooo:paragraph-rsid="004518c4"/>
    </style:style>
    <style:style style:name="P31" style:family="paragraph" style:parent-style-name="Text_20_body">
      <style:text-properties officeooo:paragraph-rsid="00435ac4"/>
    </style:style>
    <style:style style:name="P32" style:family="paragraph" style:parent-style-name="Text_20_body">
      <style:text-properties officeooo:rsid="0035c9a6" officeooo:paragraph-rsid="003954eb"/>
    </style:style>
    <style:style style:name="P33" style:family="paragraph" style:parent-style-name="Text_20_body">
      <style:text-properties officeooo:paragraph-rsid="00456bcb"/>
    </style:style>
    <style:style style:name="P34" style:family="paragraph" style:parent-style-name="Table_20_Contents">
      <style:text-properties officeooo:paragraph-rsid="00469bfb"/>
    </style:style>
    <style:style style:name="P35" style:family="paragraph" style:parent-style-name="Heading_20_4">
      <style:paragraph-properties fo:break-before="page"/>
      <style:text-properties officeooo:rsid="00333d6a" officeooo:paragraph-rsid="00333d6a"/>
    </style:style>
    <style:style style:name="P36" style:family="paragraph" style:parent-style-name="Heading_20_5">
      <style:paragraph-properties fo:break-before="page"/>
    </style:style>
    <style:style style:name="P37" style:family="paragraph" style:parent-style-name="Heading_20_5">
      <style:paragraph-properties fo:break-before="page"/>
      <style:text-properties officeooo:rsid="00333d6a" officeooo:paragraph-rsid="00333d6a"/>
    </style:style>
    <style:style style:name="P38" style:family="paragraph" style:parent-style-name="Heading_20_5">
      <style:text-properties officeooo:rsid="00456bcb" officeooo:paragraph-rsid="00456bcb"/>
    </style:style>
    <style:style style:name="P39" style:family="paragraph" style:parent-style-name="Heading_20_5">
      <style:text-properties officeooo:rsid="004518c4" officeooo:paragraph-rsid="004518c4"/>
    </style:style>
    <style:style style:name="P40" style:family="paragraph" style:parent-style-name="Heading_20_5">
      <style:paragraph-properties fo:break-before="page"/>
      <style:text-properties officeooo:rsid="004518c4" officeooo:paragraph-rsid="004518c4"/>
    </style:style>
    <style:style style:name="P41" style:family="paragraph" style:parent-style-name="Text_20_body" style:list-style-name="L1">
      <style:text-properties officeooo:paragraph-rsid="00333d6a"/>
    </style:style>
    <style:style style:name="P42" style:family="paragraph" style:parent-style-name="Text_20_body" style:list-style-name="L2">
      <style:text-properties officeooo:rsid="003954eb" officeooo:paragraph-rsid="003954eb"/>
    </style:style>
    <style:style style:name="P43" style:family="paragraph" style:parent-style-name="Text_20_body" style:list-style-name="L3">
      <style:text-properties officeooo:paragraph-rsid="004518c4"/>
    </style:style>
    <style:style style:name="P44" style:family="paragraph" style:parent-style-name="Text_20_body" style:list-style-name="L4">
      <style:paragraph-properties style:writing-mode="lr-tb"/>
      <style:text-properties officeooo:paragraph-rsid="003954eb"/>
    </style:style>
    <style:style style:name="P45" style:family="paragraph" style:parent-style-name="Text_20_body" style:list-style-name="L5">
      <style:text-properties officeooo:paragraph-rsid="003a0a5c"/>
    </style:style>
    <style:style style:name="P46" style:family="paragraph" style:parent-style-name="Text_20_body" style:list-style-name="L6">
      <style:text-properties officeooo:rsid="00333d6a" officeooo:paragraph-rsid="004518c4"/>
    </style:style>
    <style:style style:name="P47" style:family="paragraph" style:parent-style-name="Text_20_body" style:list-style-name="L7">
      <style:text-properties officeooo:paragraph-rsid="003954eb"/>
    </style:style>
    <style:style style:name="P48" style:family="paragraph" style:parent-style-name="Text_20_body" style:list-style-name="L8">
      <style:text-properties officeooo:paragraph-rsid="004518c4"/>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style="italic" officeooo:rsid="0030a069" style:font-style-asian="italic" style:font-style-complex="italic"/>
    </style:style>
    <style:style style:name="T4" style:family="text">
      <style:text-properties fo:font-style="italic" officeooo:rsid="00435ac4" style:font-style-asian="italic" style:font-style-complex="italic"/>
    </style:style>
    <style:style style:name="T5" style:family="text">
      <style:text-properties fo:font-style="italic" officeooo:rsid="004518c4" style:font-style-asian="italic" style:font-style-complex="italic"/>
    </style:style>
    <style:style style:name="T6" style:family="text">
      <style:text-properties fo:font-style="italic" officeooo:rsid="00456bcb" style:font-style-asian="italic" style:font-style-complex="italic"/>
    </style:style>
    <style:style style:name="T7" style:family="text">
      <style:text-properties fo:font-style="italic" fo:font-weight="bold" officeooo:rsid="003954eb" style:font-style-asian="italic" style:font-weight-asian="bold" style:font-style-complex="italic" style:font-weight-complex="bold"/>
    </style:style>
    <style:style style:name="T8" style:family="text">
      <style:text-properties fo:font-style="italic" fo:font-weight="bold" officeooo:rsid="0030a069" style:font-style-asian="italic" style:font-weight-asian="bold" style:font-style-complex="italic" style:font-weight-complex="bold"/>
    </style:style>
    <style:style style:name="T9" style:family="text">
      <style:text-properties officeooo:rsid="002e8c9e"/>
    </style:style>
    <style:style style:name="T10" style:family="text">
      <style:text-properties fo:font-weight="bold" style:font-weight-asian="bold" style:font-weight-complex="bold"/>
    </style:style>
    <style:style style:name="T11" style:family="text">
      <style:text-properties fo:font-weight="bold" officeooo:rsid="00333d6a" style:font-weight-asian="bold" style:font-weight-complex="bold"/>
    </style:style>
    <style:style style:name="T12" style:family="text">
      <style:text-properties fo:font-weight="bold" officeooo:rsid="0039e894" style:font-weight-asian="bold" style:font-weight-complex="bold"/>
    </style:style>
    <style:style style:name="T13" style:family="text">
      <style:text-properties fo:font-weight="bold" officeooo:rsid="004518c4" style:font-weight-asian="bold" style:font-weight-complex="bold"/>
    </style:style>
    <style:style style:name="T14" style:family="text">
      <style:text-properties fo:font-weight="bold" officeooo:rsid="00469bfb" style:font-weight-asian="bold" style:font-weight-complex="bold"/>
    </style:style>
    <style:style style:name="T15" style:family="text">
      <style:text-properties officeooo:rsid="00333d6a"/>
    </style:style>
    <style:style style:name="T16" style:family="text">
      <style:text-properties officeooo:rsid="0035c9a6"/>
    </style:style>
    <style:style style:name="T17" style:family="text">
      <style:text-properties officeooo:rsid="0038ca86"/>
    </style:style>
    <style:style style:name="T18" style:family="text">
      <style:text-properties officeooo:rsid="003954eb"/>
    </style:style>
    <style:style style:name="T19" style:family="text">
      <style:text-properties officeooo:rsid="0030a069"/>
    </style:style>
    <style:style style:name="T20" style:family="text">
      <style:text-properties officeooo:rsid="00435ac4"/>
    </style:style>
    <style:style style:name="T21" style:family="text">
      <style:text-properties fo:font-style="normal" officeooo:rsid="003e07a7" style:font-style-asian="normal" style:font-style-complex="normal"/>
    </style:style>
    <style:style style:name="T22" style:family="text">
      <style:text-properties fo:font-style="normal" officeooo:rsid="00435ac4" style:font-style-asian="normal" style:font-style-complex="normal"/>
    </style:style>
    <style:style style:name="T23" style:family="text">
      <style:text-properties officeooo:rsid="004518c4"/>
    </style:style>
    <style:style style:name="T24" style:family="text">
      <style:text-properties officeooo:rsid="00456bc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0" text:separation-character="." text:name="Text"/>
        <text:sequence-decl text:display-outline-level="0" text:name="Drawing"/>
        <text:sequence-decl text:display-outline-level="0" text:name="Figure"/>
      </text:sequence-decls>
      <text:h text:style-name="P35" text:outline-level="4"><text:span text:style-name="T20">Flatpak</text:span> Packages (<text:span text:style-name="T4">Red Hat</text:span>)</text:h>
      <text:p text:style-name="P31">AutomataCI supports Red Hat’s Flatpak (also known as “Flatpak”)<text:span text:style-name="T16"> packages </text:span><text:span text:style-name="T18">by default</text:span><text:span text:style-name="T21"> </text:span><text:span text:style-name="T22">using Flatpak provided builder program</text:span><text:span text:style-name="T18">. </text:span><text:span text:style-name="T20">Flatpak </text:span>is a cross-Linux platform <text:span text:style-name="T20">equipped with</text:span> sandbox capabilities <text:span text:style-name="T20">for</text:span> securely and peacefully distributing applications <text:span text:style-name="T20">exclusively </text:span>across the Linux OSes; <text:span text:style-name="T20">both</text:span> Red Hat <text:span text:style-name="T20">based</text:span> and Debian <text:span text:style-name="T20">based </text:span>alike.</text:p>
      <text:p text:style-name="P18"/>
      <text:p text:style-name="P32">The supporting documentations AutomataCI based on are as follows:</text:p>
      <text:list text:style-name="L1">
        <text:list-item>
          <text:p text:style-name="P41"><text:a xlink:type="simple" xlink:href="https://docs.flatpak.org/en/latest/introduction.html" text:style-name="Internet_20_link" text:visited-style-name="Visited_20_Internet_20_Link">https://docs.flatpak.org/en/latest/introduction.html</text:a></text:p>
        </text:list-item>
        <text:list-item>
          <text:p text:style-name="P41"><text:a xlink:type="simple" xlink:href="https://www.freedesktop.org/software/appstream/docs/chap-Metadata.html" text:style-name="Internet_20_link" text:visited-style-name="Visited_20_Internet_20_Link">https://www.freedesktop.org/software/appstream/docs/chap-Metadata.html</text:a></text:p>
        </text:list-item>
        <text:list-item>
          <text:p text:style-name="P41"><text:a xlink:type="simple" xlink:href="https://specifications.freedesktop.org/menu-spec/latest/apa.html" text:style-name="Internet_20_link" text:visited-style-name="Visited_20_Internet_20_Link">https://specifications.freedesktop.org/menu-spec/latest/apa.html</text:a></text:p>
        </text:list-item>
      </text:list>
      <text:p text:style-name="P14"/>
      <text:p text:style-name="P17"><text:span text:style-name="T20">Due to the reliance of Linux kernel by the Flatpak builder, both </text:span>Windows OS <text:span text:style-name="T20">and Mac OS are</text:span> not supported.</text:p>
      <text:p text:style-name="P17"/>
      <text:p text:style-name="P14">Starting from version <text:span text:style-name="T17">2.0</text:span>.0, AutomataCI package <text:span text:style-name="T20">Flatpak</text:span> type in parallel execution.</text:p>
      <text:h text:style-name="P36" text:outline-level="5">Supported Platforms</text:h>
      <text:p text:style-name="P9">The current AutomataCI supported host platforms are shown in Table <text:sequence-ref text:reference-format="category-and-value" text:ref-name="refText0">1.1.1.1.1.1</text:sequence-ref>.</text:p>
      <text:p text:style-name="Table"><text:span text:style-name="T15">Table</text:span> <text:sequence text:ref-name="refText0" text:name="Text" text:formula="ooow:Text+1" style:num-format="1">1.1.1.1.1.1</text:sequence>: <text:span text:style-name="T20">Flatpak</text:span><text:span text:style-name="T15"> packaging</text:span><text:span text:style-name="T9"> support statu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Platform</text:p>
          </table:table-cell>
          <table:table-cell table:style-name="Table2.A1" office:value-type="string">
            <text:p text:style-name="P7">Supported</text:p>
          </table:table-cell>
          <table:table-cell table:style-name="Table2.A1" office:value-type="string">
            <text:p text:style-name="P7">Tested</text:p>
          </table:table-cell>
          <table:table-cell table:style-name="Table2.D1" office:value-type="string">
            <text:p text:style-name="P7">Automated Test</text:p>
          </table:table-cell>
        </table:table-row>
        <table:table-row>
          <table:table-cell table:style-name="Table2.A2" office:value-type="string">
            <text:p text:style-name="P8">linux-amd64 (Debian)</text:p>
          </table:table-cell>
          <table:table-cell table:style-name="Table2.A2" office:value-type="string">
            <text:p text:style-name="P12">Yes</text:p>
          </table:table-cell>
          <table:table-cell table:style-name="Table2.A2" office:value-type="string">
            <text:p text:style-name="P12">Yes</text:p>
          </table:table-cell>
          <table:table-cell table:style-name="Table2.D2" office:value-type="string">
            <text:p text:style-name="P12">Yes</text:p>
          </table:table-cell>
        </table:table-row>
        <table:table-row>
          <table:table-cell table:style-name="Table2.A2" office:value-type="string">
            <text:p text:style-name="P8">linux-amd64 (Red Hat - Fedora)</text:p>
          </table:table-cell>
          <table:table-cell table:style-name="Table2.A2" office:value-type="string">
            <text:p text:style-name="P11">Yes</text:p>
          </table:table-cell>
          <table:table-cell table:style-name="Table2.A2" office:value-type="string">
            <text:p text:style-name="P11">No</text:p>
          </table:table-cell>
          <table:table-cell table:style-name="Table2.D2" office:value-type="string">
            <text:p text:style-name="P11">Yes</text:p>
          </table:table-cell>
        </table:table-row>
        <table:table-row>
          <table:table-cell table:style-name="Table2.A2" office:value-type="string">
            <text:p text:style-name="P8">darwin-amd64 (Intel-based MacOS)</text:p>
          </table:table-cell>
          <table:table-cell table:style-name="Table2.A2" office:value-type="string">
            <text:p text:style-name="P24">N/A</text:p>
          </table:table-cell>
          <table:table-cell table:style-name="Table2.A2" office:value-type="string">
            <text:p text:style-name="P24">N/A</text:p>
          </table:table-cell>
          <table:table-cell table:style-name="Table2.D2" office:value-type="string">
            <text:p text:style-name="P24">N/A</text:p>
          </table:table-cell>
        </table:table-row>
        <table:table-row>
          <table:table-cell table:style-name="Table2.A2" office:value-type="string">
            <text:p text:style-name="P8">windows-amd64 </text:p>
          </table:table-cell>
          <table:table-cell table:style-name="Table2.A2" office:value-type="string">
            <text:p text:style-name="P24">N/A</text:p>
          </table:table-cell>
          <table:table-cell table:style-name="Table2.A2" office:value-type="string">
            <text:p text:style-name="P24">N/A</text:p>
          </table:table-cell>
          <table:table-cell table:style-name="Table2.D2" office:value-type="string">
            <text:p text:style-name="P25">N/A</text:p>
          </table:table-cell>
        </table:table-row>
      </table:table>
      <text:p text:style-name="P17">NOTE:</text:p>
      <text:list text:style-name="L2">
        <text:list-item>
          <text:p text:style-name="P42">“<text:span text:style-name="T10">N/A</text:span>” – means “Not Available”.</text:p>
        </text:list-item>
      </text:list>
      <text:h text:style-name="P37" text:outline-level="5">Content Assembling Function</text:h>
      <text:p text:style-name="P10">The content assembling function is shown in Table <text:sequence-ref text:reference-format="category-and-value" text:ref-name="refText1">1.1.1.1.2.1</text:sequence-ref>.</text:p>
      <text:p text:style-name="Table"><text:span text:style-name="T15">Table</text:span> <text:sequence text:ref-name="refText1" text:name="Text" text:formula="ooow:Text+1" style:num-format="1">1.1.1.1.2.1</text:sequence>: <text:span text:style-name="T15">the content assembly function symbol for </text:span><text:span text:style-name="T23">Flatpak</text:span><text:span text:style-name="T15"> packager</text:span></text:p>
      <table:table table:name="Table1" table:style-name="Table1">
        <table:table-column table:style-name="Table1.A"/>
        <table:table-row>
          <table:table-cell table:style-name="Table1.A1" office:value-type="string">
            <text:p text:style-name="P15"># POSIX Shell</text:p>
            <text:p text:style-name="P34"><text:span text:style-name="T10">PACKAGE</text:span><text:span text:style-name="T11">_A</text:span><text:span text:style-name="T10">ssemble_</text:span><text:span text:style-name="T14">FLATPAK</text:span><text:span text:style-name="T10">_</text:span><text:span text:style-name="T11">C</text:span><text:span text:style-name="T10">ontent</text:span>() {</text:p>
            <text:p text:style-name="P13"><text:tab/>_target="$1"</text:p>
            <text:p text:style-name="P13"><text:tab/>_directory="$2"</text:p>
            <text:p text:style-name="P13"><text:tab/>_target_name="$3"</text:p>
            <text:p text:style-name="P13"><text:tab/>_target_os="$4"</text:p>
            <text:p text:style-name="P13"><text:tab/>_target_arch="$5"</text:p>
            <text:p text:style-name="P13"/>
            <text:p text:style-name="P16"><text:tab/>…</text:p>
            <text:p text:style-name="P13">}</text:p>
          </table:table-cell>
        </table:table-row>
        <table:table-row>
          <table:table-cell table:style-name="Table1.A2" office:value-type="string">
            <text:p text:style-name="P15"># PowerShell</text:p>
            <text:p text:style-name="P13"><text:span text:style-name="T10">PACKAGE-Assemble-</text:span><text:span text:style-name="T14">FLATPAK</text:span><text:span text:style-name="T10">-Content</text:span> {</text:p>
            <text:p text:style-name="P13"><text:tab/>param(</text:p>
            <text:p text:style-name="P13"><text:tab/><text:tab/>[string]$_target,</text:p>
            <text:p text:style-name="P13"><text:tab/><text:tab/>[string]$_directory,</text:p>
            <text:p text:style-name="P13"><text:tab/><text:tab/>[string]$_target_name,</text:p>
            <text:p text:style-name="P13"><text:tab/><text:tab/>[string]$_target_os,</text:p>
            <text:p text:style-name="P13"><text:tab/><text:tab/>[string]$_target_arch</text:p>
            <text:p text:style-name="P13"><text:tab/><text:span text:style-name="T15">)</text:span></text:p>
            <text:p text:style-name="P13"/>
            <text:p text:style-name="P26"><text:tab/><text:span text:style-name="T23">return 10 # not available in Windows OS</text:span></text:p>
            <text:p text:style-name="P13">}</text:p>
          </table:table-cell>
        </table:table-row>
      </table:table>
      <text:p text:style-name="P22"/>
      <text:p text:style-name="P20"><text:span text:style-name="T19">The objective</text:span><text:span text:style-name="T18">s are:</text:span></text:p>
      <text:list text:style-name="L3">
        <text:list-item>
          <text:p text:style-name="P43">to assemble the “to be installed” file structure into this directory; <text:span text:style-name="T23">AND</text:span></text:p>
        </text:list-item>
        <text:list-item>
          <text:p text:style-name="P43"><text:span text:style-name="T23">to script the</text:span> <text:span text:style-name="T5">${_directory}/</text:span><text:span text:style-name="T2">manifest.yml</text:span> file.</text:p>
        </text:list-item>
      </text:list>
      <text:p text:style-name="P21">For example:</text:p>
      <text:list text:style-name="L4">
        <text:list-item>
          <text:p text:style-name="P44"><text:span text:style-name="T19">the </text:span><text:span text:style-name="T18">provided</text:span><text:span text:style-name="T19"> </text:span><text:span text:style-name="T3">$_target</text:span><text:span text:style-name="T19"> variable that is pointing to the currently detected binary </text:span><text:span text:style-name="T18">executable. It</text:span><text:span text:style-name="T19"> is usually being copied to </text:span><text:span text:style-name="T7">${directory}/</text:span><text:span text:style-name="T8">bin/</text:span><text:span text:style-name="T19"> directory.</text:span></text:p>
        </text:list-item>
      </text:list>
      <text:p text:style-name="P30"/>
      <text:p text:style-name="P30">AutomataCI provides the ability to overrides any existing required files (see below). If these files are absent, AutomataCI shall generate one using its generator functions. Be warned that creating these required files can be a cumbersome effort (due to its steep technical debt).</text:p>
      <text:p text:style-name="P30"/>
      <text:p text:style-name="P30">Hence, it is recommended to just focus on constructing the package’s data path and leave the rest of the required files to the AutomataCI generative function.</text:p>
      <text:p text:style-name="P19"/>
      <text:p text:style-name="P23">The following return numbers to tell AutomataCI to perform the necessary actions:</text:p>
      <text:list text:style-name="L5">
        <text:list-item>
          <text:p text:style-name="P45"><text:span text:style-name="T12">1</text:span><text:span text:style-name="T10">0</text:span> – Tell AutomataCI to skip the packaging process.</text:p>
        </text:list-item>
        <text:list-item>
          <text:p text:style-name="P45"><text:span text:style-name="T10">0</text:span> – All good and proceed.</text:p>
        </text:list-item>
        <text:list-item>
          <text:p text:style-name="P45"><text:span text:style-name="T12">non-0</text:span> – Error is found.</text:p>
        </text:list-item>
      </text:list>
      <text:h text:style-name="P37" text:outline-level="5">Required Files</text:h>
      <text:p text:style-name="P10">This packager <text:span text:style-name="T16">has the following required files:</text:span></text:p>
      <text:list text:style-name="L6">
        <text:list-item>
          <text:p text:style-name="P46"><text:span text:style-name="T10">manifest.{yml|json}</text:span> <text:s/>– <text:span text:style-name="T23">instructions file for </text:span><text:span text:style-name="T5">flatpak-builder</text:span><text:span text:style-name="T23"> to package.</text:span></text:p>
        </text:list-item>
        <text:list-item>
          <text:p text:style-name="P46"><text:span text:style-name="T10">appdata.xml</text:span> <text:s/>– <text:span text:style-name="T23">metadata for promoting your package visually in marketplace.</text:span></text:p>
        </text:list-item>
        <text:list-item>
          <text:p text:style-name="P46"><text:span text:style-name="T10">icon.svg</text:span> <text:s/>– <text:span text:style-name="T23">trademark for promoting your package visually in the market.</text:span></text:p>
        </text:list-item>
        <text:list-item>
          <text:p text:style-name="P46"><text:span text:style-name="T10">icon-48x48.png</text:span> <text:s/>– <text:span text:style-name="T23">trademark for promoting your package visually in the market.</text:span></text:p>
        </text:list-item>
        <text:list-item>
          <text:p text:style-name="P46"><text:span text:style-name="T10">icon-128x128.png</text:span> – <text:span text:style-name="T23">trademark for promoting your package visually in the market.</text:span></text:p>
        </text:list-item>
      </text:list>
      <text:p text:style-name="P18">These files follow strict format and content as specified in the Flatpak specification. <text:span text:style-name="T23">Refer:</text:span></text:p>
      <text:list text:style-name="L7">
        <text:list-item>
          <text:p text:style-name="P47"><text:a xlink:type="simple" xlink:href="https://docs.flatpak.org/en/latest/freedesktop-quick-reference.html" text:style-name="Internet_20_link" text:visited-style-name="Visited_20_Internet_20_Link">https://docs.flatpak.org/en/latest/freedesktop-quick-reference.html</text:a></text:p>
        </text:list-item>
        <text:list-item>
          <text:p text:style-name="P47"><text:a xlink:type="simple" xlink:href="https://specifications.freedesktop.org/icon-theme-spec/icon-theme-spec-latest.html" text:style-name="Internet_20_link" text:visited-style-name="Visited_20_Internet_20_Link">https://specifications.freedesktop.org/icon-theme-spec/icon-theme-spec-latest.html</text:a></text:p>
        </text:list-item>
      </text:list>
      <text:p text:style-name="P18"/>
      <text:h text:style-name="P38" text:outline-level="5">Marketing Screenshots Artifacts</text:h>
      <text:p text:style-name="P33">The screenshots for the <text:span text:style-name="T6">a</text:span><text:span text:style-name="T2">ppdata.xml</text:span> file <text:span text:style-name="T24">in accordance</text:span> to the specification here (<text:span text:style-name="T24">refer: </text:span><text:a xlink:type="simple" xlink:href="https://www.freedesktop.org/software/appstream/docs/chap-Metadata.html#tag-screenshots" text:style-name="Internet_20_link" text:visited-style-name="Visited_20_Internet_20_Link">https://www.freedesktop.org/software/appstream/docs/chap-Metadata.html#tag-screenshots</text:a>) are best hosted elsewhere and back-linked into the XML data file. There are no signs of the screenshots can be loaded from the package internally.</text:p>
      <text:p text:style-name="P33"/>
      <text:h text:style-name="P39" text:outline-level="5">Repository Branch Management</text:h>
      <text:p text:style-name="P29"><text:span text:style-name="T23">As per documentation (see: </text:span><text:a xlink:type="simple" xlink:href="https://docs.flatpak.org/en/latest/using-flatpak.html#identifier-triples" text:style-name="Internet_20_link" text:visited-style-name="Visited_20_Internet_20_Link"><text:span text:style-name="T23">https://docs.flatpak.org/en/latest/using-flatpak.html#identifier-triples</text:span></text:a><text:span text:style-name="T23">), </text:span>AutomataCI treats each of the Flatpak branches as the support<text:span text:style-name="T23">ing</text:span> architecture. Hence, should your project supports multiple architectures by default, your Flatpak repository should checkout the branches in accordance to the CPU type.</text:p>
      <text:p text:style-name="P29">The default-branch is set to “<text:span text:style-name="T10">any</text:span>”.</text:p>
      <text:h text:style-name="P40" text:outline-level="5">Sandbox Permission</text:h>
      <text:p text:style-name="P29"><text:span text:style-name="T23">AutomataCI relies on an external text file to populate the package’s sandbox permission. The file is located at:</text:span> </text:p>
      <text:p text:style-name="Frame_20_contents">${PROJECT_PATH_<text:span text:style-name="T23">SOURCE</text:span>}/packages/flatpak.perm</text:p>
      <text:p text:style-name="P28">The values are exactly from the documentation. Please refer: <text:a xlink:type="simple" xlink:href="https://docs.flatpak.org/en/latest/manifests.html#finishing" text:style-name="Internet_20_link" text:visited-style-name="Visited_20_Internet_20_Link">https://docs.flatpak.org/en/latest/manifests.html#finishing</text:a></text:p>
      <text:p text:style-name="P28"/>
      <text:h text:style-name="P39" text:outline-level="5">Simultaneous Repository Release</text:h>
      <text:p text:style-name="P28">Due to <text:span text:style-name="T2">flatpak-builder</text:span> design, in order to package Flatpak type, it must be released to a file-based repository at the same time. Hence, its Release CI job is simultaneously executed and the private repository is saved at:</text:p>
      <text:p text:style-name="Frame_20_contents">${PROJECT_PATH_ROOT}/${PROJECT_PATH_RELEASE}/flatpak</text:p>
      <text:p text:style-name="P28">where:</text:p>
      <text:list text:style-name="L8">
        <text:list-item>
          <text:p text:style-name="P48"><text:span text:style-name="T5">${PROJECT_PATH_ROOT}/${PROJECT_PATH_RELEASE}</text:span><text:span text:style-name="T23"> is actually a local version of <text:s/></text:span><text:span text:style-name="T5">${PROJECT_STATIC_REPO}</text:span><text:span text:style-name="T23"> URL.</text:span></text:p>
        </text:list-item>
      </text:list>
      <text:p text:style-name="P29"/>
      <text:h text:style-name="P39" text:outline-level="5">Directory-Based Output</text:h>
      <text:p text:style-name="P29"><text:span text:style-name="T23">Due to </text:span><text:span text:style-name="T5">flatpak-builder</text:span><text:span text:style-name="T23"> design, </text:span>all successful Flatpak packages are directory-based housing the required files <text:span text:style-name="T23">for </text:span><text:span text:style-name="T5">flatpak-builder</text:span><text:span text:style-name="T23"> to operate. </text:span></text:p>
      <text:p text:style-name="P29">You’re free to inspect the output directories but leave them as it is to avoid <text:span text:style-name="T23">breaking later CI job.</text:span></text:p>
      <text:h text:style-name="P40" text:outline-level="5">Single Bundle</text:h>
      <text:p text:style-name="P29">To ensure a fail-safe is available, AutomataCI automatically exports the single bundle format (<text:span text:style-name="T23">refer: </text:span><text:a xlink:type="simple" xlink:href="https://docs.flatpak.org/en/latest/single-file-bundles.html" text:style-name="Internet_20_link" text:visited-style-name="Visited_20_Internet_20_Link">https://docs.flatpak.org/en/latest/single-file-bundles.html</text:a>) that allows user to manually import the software without needing to track a<text:span text:style-name="T23">n upstream</text:span> repo<text:span text:style-name="T23">sitory</text:span>. This bundle file is included in the <text:span text:style-name="T5">$PROJECT_PATH_ROOT/$</text:span><text:span text:style-name="T2">PROJECT_PATH_PKG/</text:span> directory ending with <text:span text:style-name="T2">.flatpak</text:span> file extension as required.</text:p>
      <text:p text:style-name="P29"/>
      <text:h text:style-name="Heading_20_5" text:outline-level="5">Testing Package</text:h>
      <text:p text:style-name="P28">One can use <text:span text:style-name="T2">flatpak</text:span> to install the package locally. The command is as follows:</text:p>
      <text:p text:style-name="P27">$ flatpak install --user [NAME].flatpak</text:p>
      <text:p text:style-name="P28">AutomataCI can react based on the direct feedback from <text:span text:style-name="T2">flatpak-builder</text:span> <text:s/>in its building operation so manual testing is not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Regular" style:font-family-generic="roman" style:font-pitch="variable"/>
    <style:font-face style:name="Noto Serif Mono" svg:font-family="'Noto Serif Mono'" style:font-adornments="Regular" style:font-family-generic="roman"/>
    <style:font-face style:name="Noto Serif Mono CJK SC" svg:font-family="'Noto Serif Mono CJK SC'" style:font-adornments="Regular" style:font-family-generic="roman"/>
    <style:font-face style:name="Noto Serif1"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1" fo:font-family="'Noto Serif'" style:font-style-name="Regular" style:font-family-generic="roman" style:font-pitch="variable" style:font-name-asian="Noto Serif CJK SC Light"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1"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text-properties style:font-weight-asian="250"/>
    </style:style>
    <style:style style:name="List" style:family="paragraph" style:parent-style-name="Text_20_body" style:class="list">
      <style:text-properties style:font-name="Noto Sans" fo:font-family="'Noto Sans'" style:font-family-generic="swiss" fo:font-size="10pt" style:font-name-asian="Noto Sans CJK SC Light" style:font-family-asian="'Noto Sans CJK SC Light'" style:font-family-generic-asian="swiss"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style:font-weight-asian="250"/>
    </style:style>
    <style:style style:name="Index" style:family="paragraph" style:parent-style-name="Standard" style:class="index">
      <style:paragraph-properties text:number-lines="false" text:line-number="0"/>
      <style:text-properties style:font-name="Noto Serif1" fo:font-family="'Noto Serif'" style:font-style-name="Regular" style:font-family-generic="roman" style:font-pitch="variable" fo:font-size="10pt" fo:language="zxx" fo:country="none" style:font-name-asian="Noto Serif CJK SC Light" style:font-family-asian="'Noto Serif CJK SC Light'" style:font-style-name-asian="Regular" style:font-family-generic-asian="roman" style:font-pitch-asian="variable"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Noto Serif Mono" fo:font-family="'Noto Serif Mono'" style:font-style-name="Regular" style:font-family-generic="roman" fo:font-size="10pt" style:font-name-asian="Noto Serif Mono CJK SC" style:font-family-asian="'Noto Serif Mono CJK SC'" style:font-style-name-asian="Regular" style:font-family-generic-asian="roman"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Text" style:family="paragraph" style:parent-style-name="Caption" style:class="extra">
      <style:paragraph-properties fo:text-align="center" style:justify-single-word="false"/>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7</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6</text:page-number><text:s/><text:span text:style-name="MT1">of </text:span><text:page-count>7</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7</text:page-number><text:s/><text:span text:style-name="MT1">of </text:span><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1DT1H58M37S</meta:editing-duration>
    <meta:editing-cycles>59</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6T17:31:29.293123204</dc:date>
    <dc:creator>Kean Ho Chew</dc:creator>
    <meta:document-statistic meta:table-count="2" meta:image-count="0" meta:object-count="0" meta:page-count="7" meta:paragraph-count="105" meta:word-count="766" meta:character-count="5959" meta:non-whitespace-character-count="5291"/>
    <meta:template xlink:type="simple" xlink:actuate="onRequest" xlink:title="Official Book" xlink:href="../../templates/Book.ott" meta:date="2023-11-17T20:33:17.245827505"/>
  </office:meta>
</office:document-meta>
</file>